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text-properties style:use-window-font-color="true" style:font-name="Arial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1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font-name-asian="Helvetica" style:font-size-asian="8.75pt" style:font-style-asian="normal" style:font-name-complex="Helvetica" style:font-size-complex="10pt" style:font-style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font-name="Helvetica" fo:font-size="10pt" fo:font-style="normal" style:font-name-asian="Helvetica" style:font-size-asian="10pt" style:font-style-asian="normal" style:font-name-complex="Helvetica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Helvetica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16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fo:font-variant="normal" fo:text-transform="none" fo:color="#2a569d" style:font-name="Arial1" fo:font-size="7.69999980926514pt" fo:letter-spacing="normal" fo:font-weight="bold"/>
    </style:style>
    <style:style style:name="T3" style:family="text">
      <style:text-properties style:font-name-asian="Helvetica" style:font-size-asian="8.75pt" style:font-style-asian="normal" style:font-name-complex="Helvetica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5">Everybody writes one sentence of what his/her thoughts on this project are.</text:p>
      <text:p text:style-name="P1"/>
      <text:p text:style-name="P1"/>
      <text:p text:style-name="P2">“It has been a great experience to work other students from all over europe to improve my technical and social skills.”</text:p>
      <text:p text:style-name="P4">Arne Reimer – Fachhochschule Kiel – University of Applied Sciences, Germany</text:p>
      <text:p text:style-name="P2"/>
      <text:p text:style-name="P3"/>
      <text:p text:style-name="P2">“Being a part of this international team I really learned a lot and I think it will be a big advantage for my future career.”</text:p>
      <text:p text:style-name="P4">Arne Lipfert – Fachhochschule Kiel – University of Applied Sciences, Germany</text:p>
      <text:p text:style-name="P2"/>
      <text:p text:style-name="P6"/>
      <text:p text:style-name="P10">“It was an unique experience, for which I am grateful to be a part of, with some great benefits for my future career.”</text:p>
      <text:p text:style-name="P11">Pedro Ferreira – Instituto Politécnico do Porto, Portugal</text:p>
      <text:p text:style-name="P6"/>
      <text:p text:style-name="P7">“An extraordinary trip where we faced a great deal of tough decisions, but we emerged more grown up, more cooperative and we take home the fond memories of this amazing experience.”</text:p>
      <text:p text:style-name="P8">Daniel Lopes – Instituto Politécnico do Porto, Portugal</text:p>
      <text:p text:style-name="P13"/>
      <text:p text:style-name="P14">“Legen... Wait for it... Milk!”</text:p>
      <text:p text:style-name="P8">Stéphane Polet – Katholieke Hogeschool Sint-Lieven, Belgium</text:p>
      <text:p text:style-name="P15"/>
      <text:p text:style-name="P9"><text:span text:style-name="T1">“I am happy that i was </text:span><text:span text:style-name="T1">part of this wonderful project, I met great professionals and smiling faces, improved my programming skills.”</text:span></text:p>
      <text:p text:style-name="P12">Ina Ivanova – University of Veliko Tarnovo, Bulga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1:55:35</dc:date>
    <meta:generator>LibreOffice/3.3$Unix LibreOffice_project/330m19$Build-202</meta:generator>
    <meta:editing-duration>PT19M27S</meta:editing-duration>
    <meta:editing-cycles>8</meta:editing-cycles>
    <meta:document-statistic meta:table-count="0" meta:image-count="0" meta:object-count="0" meta:page-count="1" meta:paragraph-count="14" meta:word-count="201" meta:character-count="1174"/>
  </office:meta>
</office:document-meta>
</file>